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readInvalid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readAndWrite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writeWith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bHttpMessageConverterTests.canReadAndWriteMicroform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bHttpMessageConverterTests.writeU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onbHttpMessageConverterTests.readTy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as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readAndWrite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onbHttpMessageConverterTests.prefixJsonCus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b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bHttpMessageConverterTests.readUnty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MyBase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bHttpMessageConverterTests.prefix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bHttpMessageConverterTests.writeParameterized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